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DejaVu Sans Mono" svg:font-family="'DejaVu Sans Mono'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1da18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21f4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ba41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21f4" style:font-size-asian="13pt" style:font-size-complex="13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ba41" style:font-size-asian="13pt" style:font-size-complex="13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666e8" style:font-size-asian="13pt" style:font-size-complex="13pt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a76f1" style:font-size-asian="13pt" style:font-size-complex="13pt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b811e" style:font-size-asian="13pt" style:font-size-complex="13pt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1da18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21f4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ba41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a665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811e"/>
    </style:style>
    <style:style style:name="P1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35728a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1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7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28c63d" officeooo:paragraph-rsid="0028c63d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72262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35728a"/>
    </style:style>
    <style:style style:name="P24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2bc35b"/>
    </style:style>
    <style:style style:name="P2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a76f1" style:font-size-asian="13pt" style:font-size-complex="13pt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DejaVu Sans Mono" fo:background-color="#f7faff"/>
    </style:style>
    <style:style style:name="P28" style:family="paragraph" style:parent-style-name="Preformatted_20_Text">
      <style:text-properties fo:color="#000000"/>
    </style:style>
    <style:style style:name="T1" style:family="text">
      <style:text-properties officeooo:rsid="0021da18"/>
    </style:style>
    <style:style style:name="T2" style:family="text">
      <style:text-properties style:font-name="Consolas" fo:font-size="13.5pt" officeooo:rsid="0021da18" loext:padding="0cm" loext:border="none"/>
    </style:style>
    <style:style style:name="T3" style:family="text">
      <style:text-properties style:font-name="Consolas" fo:font-size="13.5pt" officeooo:rsid="002a76f1" loext:padding="0cm" loext:border="none"/>
    </style:style>
    <style:style style:name="T4" style:family="text">
      <style:text-properties style:font-name="Consolas" loext:padding="0cm" loext:border="none"/>
    </style:style>
    <style:style style:name="T5" style:family="text">
      <style:text-properties fo:font-size="13.5pt" officeooo:rsid="0021da18" loext:padding="0cm" loext:border="none"/>
    </style:style>
    <style:style style:name="T6" style:family="text">
      <style:text-properties fo:font-size="13.5pt" fo:font-weight="normal" officeooo:rsid="0021da18" loext:padding="0cm" loext:border="none"/>
    </style:style>
    <style:style style:name="T7" style:family="text">
      <style:text-properties fo:font-size="13.5pt" fo:font-weight="normal" officeooo:rsid="0021da18" fo:background-color="#f0f3f5" loext:char-shading-value="0" loext:padding="0cm" loext:border="none"/>
    </style:style>
    <style:style style:name="T8" style:family="text">
      <style:text-properties fo:font-size="13.5pt" fo:font-weight="normal" officeooo:rsid="002aa665" fo:background-color="#f0f3f5" loext:char-shading-value="0" loext:padding="0cm" loext:border="none"/>
    </style:style>
    <style:style style:name="T9" style:family="text">
      <style:text-properties fo:font-size="13.5pt" officeooo:rsid="0032bcc4" loext:padding="0cm" loext:border="none"/>
    </style:style>
    <style:style style:name="T10" style:family="text">
      <style:text-properties fo:color="#0077aa" style:font-name="Consolas" loext:padding="0cm" loext:border="none"/>
    </style:style>
    <style:style style:name="T11" style:family="text">
      <style:text-properties fo:color="#999999" style:font-name="Consolas" fo:font-size="13.5pt" officeooo:rsid="0021da18" loext:padding="0cm" loext:border="none"/>
    </style:style>
    <style:style style:name="T12" style:family="text">
      <style:text-properties fo:color="#999999" style:font-name="Consolas" fo:font-size="13.5pt" officeooo:rsid="002421f4" loext:padding="0cm" loext:border="none"/>
    </style:style>
    <style:style style:name="T13" style:family="text">
      <style:text-properties fo:color="#999999" style:font-name="Consolas" loext:padding="0cm" loext:border="none"/>
    </style:style>
    <style:style style:name="T14" style:family="text">
      <style:text-properties fo:color="#999999" style:font-name="Consolas" officeooo:rsid="0021da18" loext:padding="0cm" loext:border="none"/>
    </style:style>
    <style:style style:name="T15" style:family="text">
      <style:text-properties fo:color="#999999" style:font-name="Consolas" officeooo:rsid="002421f4" loext:padding="0cm" loext:border="none"/>
    </style:style>
    <style:style style:name="T16" style:family="text">
      <style:text-properties fo:color="#999999" style:font-name="Consolas" officeooo:rsid="0024ba41" loext:padding="0cm" loext:border="none"/>
    </style:style>
    <style:style style:name="T17" style:family="text">
      <style:text-properties fo:color="#999999" style:font-name="Source Serif Pro" fo:font-size="13.5pt" officeooo:rsid="002a76f1" loext:padding="0cm" loext:border="none"/>
    </style:style>
    <style:style style:name="T18" style:family="text">
      <style:text-properties fo:color="#669900" style:font-name="Consolas" loext:padding="0cm" loext:border="none"/>
    </style:style>
    <style:style style:name="T19" style:family="text">
      <style:text-properties fo:color="#669900" style:font-name="Consolas" officeooo:rsid="0021da18" loext:padding="0cm" loext:border="none"/>
    </style:style>
    <style:style style:name="T20" style:family="text">
      <style:text-properties fo:font-variant="normal" fo:text-transform="none" fo:color="#0077aa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1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officeooo:rsid="0021da18" style:font-size-asian="13pt" style:font-size-complex="13pt" loext:padding="0cm" loext:border="none"/>
    </style:style>
    <style:style style:name="T23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5" style:family="text">
      <style:text-properties fo:font-variant="normal" fo:text-transform="none" fo:color="#3d464d" style:font-name="Consolas" fo:font-size="13.5pt" fo:letter-spacing="normal" fo:font-style="normal" officeooo:rsid="0021da18" style:font-size-asian="13pt" style:font-size-complex="13pt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 officeooo:rsid="002421f4" loext:padding="0cm" loext:border="none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officeooo:rsid="0021da18" style:font-size-asian="13pt" style:font-size-complex="13pt" loext:padding="0cm" loext:border="none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fo:font-weight="normal" officeooo:rsid="0033aa21" style:font-size-asian="13pt" style:font-size-complex="13pt" loext:padding="0cm" loext:border="none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372262" style:font-size-asian="13pt" style:font-size-complex="13pt" loext:padding="0cm" loext:border="none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officeooo:rsid="002aa665" loext:padding="0cm" loext:border="none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officeooo:rsid="0021da18" fo:background-color="#f0f3f5" loext:char-shading-value="0" style:font-size-asian="13pt" style:font-size-complex="13pt" loext:padding="0cm" loext:border="none"/>
    </style:style>
    <style:style style:name="T34" style:family="text">
      <style:text-properties fo:font-variant="normal" fo:text-transform="none" fo:color="#3d464d" style:font-name="Open sans" fo:letter-spacing="normal" fo:font-style="normal" fo:font-weight="bold"/>
    </style:style>
    <style:style style:name="T35" style:family="text">
      <style:text-properties fo:font-variant="normal" fo:text-transform="none" fo:color="#3d464d" style:font-name="Open sans" fo:letter-spacing="normal" fo:font-style="normal" fo:font-weight="bold" officeooo:rsid="002421f4"/>
    </style:style>
    <style:style style:name="T36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3d464d" fo:letter-spacing="normal" loext:padding="0cm" loext:border="none"/>
    </style:style>
    <style:style style:name="T39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999999" style:font-name="Consolas" fo:font-size="13.5pt" fo:letter-spacing="normal" fo:font-style="normal" fo:font-weight="normal" officeooo:rsid="0021da18" loext:padding="0cm" loext:border="none"/>
    </style:style>
    <style:style style:name="T41" style:family="text">
      <style:text-properties fo:font-variant="normal" fo:text-transform="none" fo:color="#999999" style:font-name="Consolas" fo:font-size="13.5pt" fo:letter-spacing="normal" fo:font-style="normal" fo:font-weight="normal" officeooo:rsid="002421f4" style:font-size-asian="13pt" style:font-size-complex="13pt" loext:padding="0cm" loext:border="none"/>
    </style:style>
    <style:style style:name="T42" style:family="text">
      <style:text-properties fo:font-variant="normal" fo:text-transform="none" fo:color="#999999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3" style:family="text">
      <style:text-properties fo:font-variant="normal" fo:text-transform="none" fo:color="#999999" style:font-name="Consolas" fo:font-size="13.5pt" fo:letter-spacing="normal" fo:font-style="normal" fo:font-weight="normal" officeooo:rsid="002b811e" loext:padding="0cm" loext:border="none"/>
    </style:style>
    <style:style style:name="T44" style:family="text">
      <style:text-properties fo:font-variant="normal" fo:text-transform="none" fo:color="#999999" style:font-name="Consolas" fo:font-size="13.5pt" fo:letter-spacing="normal" fo:font-style="normal" officeooo:rsid="0021da18" style:font-size-asian="13pt" style:font-size-complex="13pt" loext:padding="0cm" loext:border="none"/>
    </style:style>
    <style:style style:name="T45" style:family="text">
      <style:text-properties fo:font-variant="normal" fo:text-transform="none" fo:color="#999999" style:font-name="Consolas" fo:font-size="13.5pt" fo:letter-spacing="normal" fo:font-style="normal" officeooo:rsid="002aa665" style:font-size-asian="13pt" style:font-size-complex="13pt" loext:padding="0cm" loext:border="none"/>
    </style:style>
    <style:style style:name="T46" style:family="text">
      <style:text-properties fo:font-variant="normal" fo:text-transform="none" fo:color="#999999" style:font-name="Source Serif Pro" fo:font-size="13.5pt" fo:letter-spacing="normal" fo:font-style="normal" fo:font-weight="normal" officeooo:rsid="002a76f1" style:font-size-asian="13pt" style:font-size-complex="13pt" loext:padding="0cm" loext:border="none"/>
    </style:style>
    <style:style style:name="T47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66990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70809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51" style:family="text">
      <style:text-properties style:font-name="Source Serif Pro" fo:font-size="13.5pt" officeooo:rsid="0021da18" loext:padding="0cm" loext:border="none"/>
    </style:style>
    <style:style style:name="T52" style:family="text">
      <style:text-properties style:font-name="Source Serif Pro" fo:font-size="13.5pt" officeooo:rsid="0021da18" fo:background-color="#f0f3f5" loext:char-shading-value="0" loext:padding="0cm" loext:border="none"/>
    </style:style>
    <style:style style:name="T53" style:family="text">
      <style:text-properties style:font-name="Source Serif Pro" fo:font-size="13.5pt" officeooo:rsid="002666e8" fo:background-color="#f0f3f5" loext:char-shading-value="0" loext:padding="0cm" loext:border="non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708090" style:font-name="Consolas" fo:font-size="13.5pt" officeooo:rsid="0021da18" loext:padding="0cm" loext:border="none"/>
    </style:style>
    <style:style style:name="T56" style:family="text">
      <style:text-properties fo:background-color="#f7faff" loext:char-shading-value="0"/>
    </style:style>
    <style:style style:name="T57" style:family="text">
      <style:text-properties style:font-name="DejaVu Sans Mono" fo:background-color="#f7faff" loext:char-shading-value="0"/>
    </style:style>
    <style:style style:name="T58" style:family="text">
      <style:text-properties style:font-name="DejaVu Sans Mono" fo:font-style="italic" fo:background-color="#f7faff" loext:char-shading-value="0"/>
    </style:style>
    <style:style style:name="T59" style:family="text">
      <style:text-properties fo:color="#000000" style:font-name="DejaVu Sans Mono" fo:font-size="13.5pt" officeooo:rsid="002a76f1" fo:background-color="#f7faff" loext:char-shading-value="0" loext:padding="0cm" loext:border="none"/>
    </style:style>
    <style:style style:name="T60" style:family="text">
      <style:text-properties fo:color="#000080" style:font-name="DejaVu Sans Mono" fo:font-size="13.5pt" fo:font-weight="bold" officeooo:rsid="002a76f1" fo:background-color="#f7faff" loext:char-shading-value="0" loext:padding="0cm" loext:border="none"/>
    </style:style>
    <style:style style:name="T61" style:family="text">
      <style:text-properties fo:color="#000080" style:font-name="DejaVu Sans Mono" fo:font-weight="bold" fo:background-color="#f7faff" loext:char-shading-value="0"/>
    </style:style>
    <style:style style:name="T62" style:family="text">
      <style:text-properties fo:color="#660000" style:font-name="DejaVu Sans Mono" fo:font-size="13.5pt" officeooo:rsid="002a76f1" fo:background-color="#f7faff" loext:char-shading-value="0" loext:padding="0cm" loext:border="none"/>
    </style:style>
    <style:style style:name="T63" style:family="text">
      <style:text-properties fo:color="#660000" style:font-name="DejaVu Sans Mono" fo:background-color="#f7faff" loext:char-shading-value="0"/>
    </style:style>
    <style:style style:name="T64" style:family="text">
      <style:text-properties fo:color="#008000" style:font-name="DejaVu Sans Mono" fo:font-weight="bold" fo:background-color="#f7faff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"quando o campo for...“ <text:span text:style-name="T1">faça algo = on()</text:span></text:p>
      <text:p text:style-name="P19">é para ficar ouvindo se vai ocorrer algum evento</text:p>
      <text:p text:style-name="P1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click”,function(){</text:span></text:span></text:p>
      <text:p text:style-name="P9"><text:span text:style-name="Source_20_Text"><text:span text:style-name="T40"><text:tab/><text:tab/><text:tab/></text:span></text:span></text:p>
      <text:p text:style-name="P9"><text:span text:style-name="Source_20_Text"><text:span text:style-name="T40">});</text:span></text:span></text:p>
      <text:p text:style-name="P9"><text:span text:style-name="Source_20_Text"><text:span text:style-name="T40"/></text:span></text:p>
      <text:p text:style-name="P7"><text:span text:style-name="Source_20_Text"><text:span text:style-name="T3">a função one só esculta o evento uma única vez , só quando ele é iniciado</text:span></text:span></text:p>
      <text:p text:style-name="P7"><text:span text:style-name="Source_20_Text"><text:span text:style-name="T24">campo</text:span></text:span><text:span text:style-name="Source_20_Text"><text:span text:style-name="T42">.</text:span></text:span><text:span text:style-name="Source_20_Text"><text:span text:style-name="T24">one</text:span></text:span><text:span text:style-name="Source_20_Text"><text:span text:style-name="T42">(</text:span></text:span><text:span text:style-name="Source_20_Text"><text:span text:style-name="T48">"focus"</text:span></text:span><text:span text:style-name="Source_20_Text"><text:span text:style-name="T42">,</text:span></text:span><text:span text:style-name="Source_20_Text"><text:span text:style-name="T24"> </text:span></text:span><text:span text:style-name="Source_20_Text"><text:span text:style-name="T20">function</text:span></text:span><text:span text:style-name="Source_20_Text"><text:span text:style-name="T42">()</text:span></text:span><text:span text:style-name="Source_20_Text"><text:span text:style-name="T24"> </text:span></text:span><text:span text:style-name="Source_20_Text"><text:span text:style-name="T42">{</text:span></text:span><text:span text:style-name="Source_20_Text"><text:span text:style-name="T46">});</text:span></text:span></text:p>
      <text:p text:style-name="P9"><text:span text:style-name="Source_20_Text"><text:span text:style-name="T40"/></text:span></text:p>
      <text:p text:style-name="P16"><text:span text:style-name="T54">val</text:span> nos dá acesso ao que está dentro de uma tag de input, como as tags input e textarea; </text:p>
      <text:p text:style-name="P16"><text:span text:style-name="Source_20_Text"><text:span text:style-name="T23">$</text:span></text:span><text:span text:style-name="Source_20_Text"><text:span text:style-name="T39">(</text:span></text:span><text:span text:style-name="Source_20_Text"><text:span text:style-name="T47">".campo-digitacao"</text:span></text:span><text:span text:style-name="Source_20_Text"><text:span text:style-name="T39">).val();</text:span></text:span></text:p>
      <text:p text:style-name="P16"/>
      <text:p text:style-name="P16"><text:span text:style-name="T54">text</text:span> nos dá acesso ao que está dentro de uma tag de texto, como p, span e h1</text:p>
      <text:p text:style-name="P16"/>
      <text:h text:style-name="P17" text:outline-level="2"><text:span text:style-name="T34">O evento input : </text:span><text:span text:style-name="T35">é atualizado enquanto o usuário digita</text:span></text:h>
      <text:p text:style-name="P2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</text:span></text:span><text:span text:style-name="Source_20_Text"><text:span text:style-name="T15">input</text:span></text:span><text:span text:style-name="Source_20_Text"><text:span text:style-name="T14">”,function(){</text:span></text:span></text:p>
      <text:p text:style-name="P10"><text:span text:style-name="Source_20_Text"><text:span text:style-name="T40"><text:tab/><text:tab/><text:tab/></text:span></text:span></text:p>
      <text:p text:style-name="P4"><text:span text:style-name="Source_20_Text"><text:span text:style-name="T11">});</text:span></text:span></text:p>
      <text:p text:style-name="P4"><text:span text:style-name="Source_20_Text"><text:span text:style-name="T12"/></text:span></text:p>
      <text:p text:style-name="P10"><text:span text:style-name="Source_20_Text"><text:span text:style-name="T41">O evento focus : </text:span></text:span><text:span text:style-name="Source_20_Text"><text:span text:style-name="T27"><text:s/>um evento específico para quando entramos dentro de um campo </text:span></text:span><text:span text:style-name="Source_20_Text"><text:span text:style-name="T31">não necessariamente clicando </text:span></text:span></text:p>
      <text:p text:style-name="P4"><text:span text:style-name="Source_20_Text"><text:span text:style-name="T11"/></text:span></text:p>
      <text:p text:style-name="P3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</text:span></text:span><text:span text:style-name="Source_20_Text"><text:span text:style-name="T16">focus</text:span></text:span><text:span text:style-name="Source_20_Text"><text:span text:style-name="T14">”,function(){</text:span></text:span></text:p>
      <text:p text:style-name="P11"><text:span text:style-name="Source_20_Text"><text:span text:style-name="T40"><text:tab/><text:tab/><text:tab/></text:span></text:span></text:p>
      <text:p text:style-name="P5"><text:span text:style-name="Source_20_Text"><text:span text:style-name="T11">});</text:span></text:span></text:p>
      <text:p text:style-name="P5"><text:span text:style-name="Source_20_Text"><text:span text:style-name="T11"/></text:span></text:p>
      <text:p text:style-name="P6"><text:span text:style-name="Source_20_Text"><text:span text:style-name="T2"> </text:span></text:span><text:span text:style-name="Source_20_Text"><text:span text:style-name="T51">função </text:span></text:span><text:span text:style-name="Source_20_Text"><text:span text:style-name="T52">attr : </text:span></text:span><text:span text:style-name="Source_20_Text"><text:span text:style-name="T53">Utiliza quando</text:span></text:span><text:span text:style-name="Source_20_Text"><text:span text:style-name="T51"> queremos </text:span></text:span><text:span text:style-name="Source_20_Text"><text:span text:style-name="Strong_20_Emphasis"><text:span text:style-name="T5">adicionar </text:span></text:span></text:span><text:span text:style-name="Source_20_Text"><text:span text:style-name="Strong_20_Emphasis"><text:span text:style-name="T9">ou pegar</text:span></text:span></text:span><text:span text:style-name="Source_20_Text"><text:span text:style-name="Strong_20_Emphasis"><text:span text:style-name="T5"> um atributo</text:span>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7">funç</text:span></text:span><text:span text:style-name="Strong_20_Emphasis"><text:span text:style-name="T8">ão </text:span></text:span><text:span text:style-name="Strong_20_Emphasis"><text:span text:style-name="Source_20_Text"><text:span text:style-name="T52">setInterval</text:span></text:span></text:span><text:span text:style-name="Strong_20_Emphasis"><text:span text:style-name="T5"> </text:span></text:span><text:span text:style-name="Strong_20_Emphasis"><text:span text:style-name="T6">do JavaScript, que faz com que uma determinada ação (passada como primeiro parâmetro) seja executada em um intervalo de tempo (segundo parâmetro, no nosso caso, 1 segundo, ou 1000 milissegundos):</text:span></text:span></text:p>
      <text:p text:style-name="P12"><text:span text:style-name="Strong_20_Emphasis"><text:span text:style-name="Source_20_Text"><text:span text:style-name="T25">setInterval</text:span></text:span></text:span><text:span text:style-name="Strong_20_Emphasis"><text:span text:style-name="Source_20_Text"><text:span text:style-name="T44">(</text:span></text:span></text:span><text:span text:style-name="Strong_20_Emphasis"><text:span text:style-name="Source_20_Text"><text:span text:style-name="T22">function</text:span></text:span></text:span><text:span text:style-name="Strong_20_Emphasis"><text:span text:style-name="Source_20_Text"><text:span text:style-name="T44">()</text:span></text:span></text:span><text:span text:style-name="Strong_20_Emphasis"><text:span text:style-name="Source_20_Text"><text:span text:style-name="T25"> </text:span></text:span></text:span><text:span text:style-name="Strong_20_Emphasis"><text:span text:style-name="Source_20_Text"><text:span text:style-name="T44">{</text:span></text:span></text:span></text:p>
      <text:p text:style-name="P12"><text:span text:style-name="Source_20_Text"><text:span text:style-name="T44"><text:tab/>...</text:span></text:span><text:span text:style-name="Source_20_Text"><text:span text:style-name="T45">fazer algo em quanto tempo esta correndo</text:span></text:span></text:p>
      <text:p text:style-name="P12"><text:span text:style-name="Source_20_Text"><text:span text:style-name="T39">},</text:span></text:span><text:span text:style-name="Source_20_Text"><text:span text:style-name="T23"> </text:span></text:span><text:span text:style-name="Source_20_Text"><text:span text:style-name="T49">1000</text:span></text:span><text:span text:style-name="Source_20_Text"><text:span text:style-name="T39">);</text:span></text:span></text:p>
      <text:p text:style-name="P12"><text:span text:style-name="Source_20_Text"><text:span text:style-name="T39"/></text:span></text:p>
      <text:p text:style-name="P13"><text:span text:style-name="Source_20_Text"><text:span text:style-name="T43">adiciona e remove classe css </text:span></text:span><text:span text:style-name="Strong_20_Emphasis"><text:span text:style-name="Source_20_Text"><text:span text:style-name="T33">toggleClass</text:span></text:span></text:span><text:span text:style-name="Strong_20_Emphasis"><text:span text:style-name="T28">. se no momento que a função for chamada, o elemento possuir a classe, ela será removida. Mas se o elemento não possuir a classe, ela será adicionada</text:span></text:span></text:p>
      <text:p text:style-name="P13"><text:span text:style-name="Strong_20_Emphasis"><text:span text:style-name="Source_20_Text"><text:span text:style-name="T24">campo</text:span></text:span></text:span><text:span text:style-name="Strong_20_Emphasis"><text:span text:style-name="Source_20_Text"><text:span text:style-name="T42">.</text:span></text:span></text:span><text:span text:style-name="Strong_20_Emphasis"><text:span text:style-name="Source_20_Text"><text:span text:style-name="T24">toggleClass</text:span></text:span></text:span><text:span text:style-name="Strong_20_Emphasis"><text:span text:style-name="Source_20_Text"><text:span text:style-name="T42">(</text:span></text:span></text:span><text:span text:style-name="Strong_20_Emphasis"><text:span text:style-name="Source_20_Text"><text:span text:style-name="T48">"campo-desativado"</text:span></text:span></text:span><text:span text:style-name="Strong_20_Emphasis"><text:span text:style-name="Source_20_Text"><text:span text:style-name="T42">);</text:span></text:span></text:span></text:p>
      <text:p text:style-name="P13"><text:soft-page-break/><text:span text:style-name="Source_20_Text"><text:span text:style-name="T42"/></text:span></text:p>
      <text:p text:style-name="P13"><text:span text:style-name="Source_20_Text"><text:span text:style-name="T42"/></text:span></text:p>
      <text:p text:style-name="P20"><text:span text:style-name="Strong_20_Emphasis"><text:span text:style-name="T28">.find() - </text:span></text:span><text:span text:style-name="Source_20_Text"><text:span text:style-name="T28">Buscar nos filhos através da função</text:span></text:span></text:p>
      <text:p text:style-name="P21"><text:span text:style-name="Source_20_Text"><text:span text:style-name="T30">Ex de Find :</text:span></text:span></text:p>
      <text:p text:style-name="P15"><text:span text:style-name="Source_20_Text"><text:span text:style-name="T20">function</text:span></text:span><text:span text:style-name="Source_20_Text"><text:span text:style-name="T24"> inserePlacar</text:span></text:span><text:span text:style-name="Source_20_Text"><text:span text:style-name="T42">(){</text:span></text:span></text:p>
      <text:p text:style-name="P22"><text:span text:style-name="Source_20_Text"><text:span text:style-name="T38"><text:s text:c="4"/></text:span></text:span><text:span text:style-name="Source_20_Text"><text:span text:style-name="T21">var</text:span></text:span><text:span text:style-name="Source_20_Text"><text:span text:style-name="T23"> placar </text:span></text:span><text:span text:style-name="Source_20_Text"><text:span text:style-name="T39">=</text:span></text:span><text:span text:style-name="Source_20_Text"><text:span text:style-name="T23"> $</text:span></text:span><text:span text:style-name="Source_20_Text"><text:span text:style-name="T39">(</text:span></text:span><text:span text:style-name="Source_20_Text"><text:span text:style-name="T47">".placar"</text:span></text:span><text:span text:style-name="Source_20_Text"><text:span text:style-name="T39">);</text:span></text:span></text:p>
      <text:p text:style-name="P22"><text:span text:style-name="Source_20_Text"><text:span text:style-name="T38"><text:s text:c="4"/></text:span></text:span><text:span text:style-name="Source_20_Text"><text:span text:style-name="T21">var</text:span></text:span><text:span text:style-name="Source_20_Text"><text:span text:style-name="T23"> corpoTabela </text:span></text:span><text:span text:style-name="Source_20_Text"><text:span text:style-name="T39">=</text:span></text:span><text:span text:style-name="Source_20_Text"><text:span text:style-name="T23"> placar</text:span></text:span><text:span text:style-name="Source_20_Text"><text:span text:style-name="T39">.</text:span></text:span><text:span text:style-name="Source_20_Text"><text:span text:style-name="T23">find</text:span></text:span><text:span text:style-name="Source_20_Text"><text:span text:style-name="T39">(</text:span></text:span><text:span text:style-name="Source_20_Text"><text:span text:style-name="T47">"tbody"</text:span></text:span><text:span text:style-name="Source_20_Text"><text:span text:style-name="T39">);</text:span></text:span></text:p>
      <text:p text:style-name="P22"><text:span text:style-name="Source_20_Text"><text:span text:style-name="T39">}</text:span></text:span></text:p>
      <text:p text:style-name="P20"><text:span text:style-name="Source_20_Text"><text:span text:style-name="T28"/></text:span></text:p>
      <text:p text:style-name="P20"><text:span text:style-name="Strong_20_Emphasis"><text:span text:style-name="T32">.append() - </text:span></text:span><text:span text:style-name="T26">Anexar HTML como um último filho</text:span></text:p>
      <text:list xml:id="list1217439203862231425" text:style-name="L1">
        <text:list-header>
          <text:p text:style-name="P25"><text:span text:style-name="Strong_20_Emphasis"><text:span text:style-name="T32">.prepend() - </text:span></text:span><text:span text:style-name="T26">Anexar HTML como um primeiro filho</text:span></text:p>
        </text:list-header>
      </text:list>
      <text:p text:style-name="P13"><text:span text:style-name="Source_20_Text"><text:span text:style-name="T42"/></text:span></text:p>
      <text:p text:style-name="P13"><text:span text:style-name="Strong_20_Emphasis"><text:span text:style-name="T28">//</text:span></text:span><text:span text:style-name="Strong_20_Emphasis"><text:span text:style-name="T29">Desabilitar campo</text:span></text:span></text:p>
      <text:p text:style-name="P13"><text:span text:style-name="Strong_20_Emphasis"><text:span text:style-name="Source_20_Text"><text:span text:style-name="T24">campo</text:span></text:span></text:span><text:span text:style-name="Strong_20_Emphasis"><text:span text:style-name="Source_20_Text"><text:span text:style-name="T42">.</text:span></text:span></text:span><text:span text:style-name="Strong_20_Emphasis"><text:span text:style-name="Source_20_Text"><text:span text:style-name="T24">one</text:span></text:span></text:span><text:span text:style-name="Strong_20_Emphasis"><text:span text:style-name="Source_20_Text"><text:span text:style-name="T42">(</text:span></text:span></text:span><text:span text:style-name="Strong_20_Emphasis"><text:span text:style-name="Source_20_Text"><text:span text:style-name="T48">"focus"</text:span></text:span></text:span><text:span text:style-name="Strong_20_Emphasis"><text:span text:style-name="Source_20_Text"><text:span text:style-name="T42">,</text:span></text:span></text:span><text:span text:style-name="Strong_20_Emphasis"><text:span text:style-name="Source_20_Text"><text:span text:style-name="T24"> </text:span></text:span></text:span><text:span text:style-name="Strong_20_Emphasis"><text:span text:style-name="Source_20_Text"><text:span text:style-name="T20">function</text:span></text:span></text:span><text:span text:style-name="Strong_20_Emphasis"><text:span text:style-name="Source_20_Text"><text:span text:style-name="T42">()</text:span></text:span></text:span><text:span text:style-name="Strong_20_Emphasis"><text:span text:style-name="Source_20_Text"><text:span text:style-name="T24"> </text:span></text:span></text:span><text:span text:style-name="Strong_20_Emphasis"><text:span text:style-name="Source_20_Text"><text:span text:style-name="T42">{</text:span></text:span></text:span></text:p>
      <text:p text:style-name="P22"><text:span text:style-name="Source_20_Text"><text:span text:style-name="T38"><text:s text:c="8"/></text:span></text:span><text:span text:style-name="Source_20_Text"><text:span text:style-name="T21">if</text:span></text:span><text:span text:style-name="Source_20_Text"><text:span text:style-name="T23"> </text:span></text:span><text:span text:style-name="Source_20_Text"><text:span text:style-name="T39">(</text:span></text:span><text:span text:style-name="Source_20_Text"><text:span text:style-name="T23">tempoRestante </text:span></text:span><text:span text:style-name="Source_20_Text"><text:span text:style-name="T39">&lt;</text:span></text:span><text:span text:style-name="Source_20_Text"><text:span text:style-name="T23"> </text:span></text:span><text:span text:style-name="Source_20_Text"><text:span text:style-name="T49">1</text:span></text:span><text:span text:style-name="Source_20_Text"><text:span text:style-name="T39">)</text:span></text:span><text:span text:style-name="Source_20_Text"><text:span text:style-name="T23"> </text:span></text:span><text:span text:style-name="Source_20_Text"><text:span text:style-name="T39">{</text:span></text:span></text:p>
      <text:p text:style-name="P22"><text:span text:style-name="Source_20_Text"><text:span text:style-name="T38"><text:s text:c="12"/></text:span></text:span><text:span text:style-name="Source_20_Text"><text:span text:style-name="T23">campo</text:span></text:span><text:span text:style-name="Source_20_Text"><text:span text:style-name="T39">.</text:span></text:span><text:span text:style-name="Source_20_Text"><text:span text:style-name="T23">attr</text:span></text:span><text:span text:style-name="Source_20_Text"><text:span text:style-name="T39">(</text:span></text:span><text:span text:style-name="Source_20_Text"><text:span text:style-name="T47">"disabled"</text:span></text:span><text:span text:style-name="Source_20_Text"><text:span text:style-name="T39">,</text:span></text:span><text:span text:style-name="Source_20_Text"><text:span text:style-name="T23"> </text:span></text:span><text:span text:style-name="Source_20_Text"><text:span text:style-name="T21">true</text:span></text:span><text:span text:style-name="Source_20_Text"><text:span text:style-name="T39">);</text:span></text:span></text:p>
      <text:p text:style-name="P22"><text:span text:style-name="Source_20_Text"><text:span text:style-name="T38"><text:s text:c="8"/></text:span></text:span><text:span text:style-name="Source_20_Text"><text:span text:style-name="T39">}</text:span></text:span></text:p>
      <text:p text:style-name="P22"><text:span text:style-name="Source_20_Text"><text:span text:style-name="T38"><text:s text:c="4"/></text:span></text:span><text:span text:style-name="Source_20_Text"><text:span text:style-name="T39">},</text:span></text:span><text:span text:style-name="Source_20_Text"><text:span text:style-name="T23"> </text:span></text:span><text:span text:style-name="Source_20_Text"><text:span text:style-name="T49">1000</text:span></text:span><text:span text:style-name="Source_20_Text"><text:span text:style-name="T39">);</text:span></text:span></text:p>
      <text:h text:style-name="P24" text:outline-level="2"><text:span text:style-name="Source_20_Text"><text:span text:style-name="T36">CSS com jQuery</text:span></text:span></text:h>
      <text:p text:style-name="P14"><text:span text:style-name="Strong_20_Emphasis"><text:span text:style-name="T28">//</text:span></text:span><text:span text:style-name="Strong_20_Emphasis"><text:span text:style-name="T29">Desabilitar campo</text:span></text:span></text:p>
      <text:p text:style-name="P14"><text:span text:style-name="Source_20_Text"><text:span text:style-name="T24">campo</text:span></text:span><text:span text:style-name="Source_20_Text"><text:span text:style-name="T42">.</text:span></text:span><text:span text:style-name="Source_20_Text"><text:span text:style-name="T24">one</text:span></text:span><text:span text:style-name="Source_20_Text"><text:span text:style-name="T42">(</text:span></text:span><text:span text:style-name="Source_20_Text"><text:span text:style-name="T48">"focus"</text:span></text:span><text:span text:style-name="Source_20_Text"><text:span text:style-name="T42">,</text:span></text:span><text:span text:style-name="Source_20_Text"><text:span text:style-name="T24"> </text:span></text:span><text:span text:style-name="Source_20_Text"><text:span text:style-name="T20">function</text:span></text:span><text:span text:style-name="Source_20_Text"><text:span text:style-name="T42">()</text:span></text:span><text:span text:style-name="Source_20_Text"><text:span text:style-name="T24"> </text:span></text:span><text:span text:style-name="Source_20_Text"><text:span text:style-name="T42">{</text:span></text:span></text:p>
      <text:p text:style-name="P23"><text:span text:style-name="Source_20_Text"><text:span text:style-name="T50"><text:tab/></text:span></text:span><text:span text:style-name="Source_20_Text"><text:span text:style-name="T24">campo</text:span></text:span><text:span text:style-name="Source_20_Text"><text:span text:style-name="T42">.</text:span></text:span><text:span text:style-name="Source_20_Text"><text:span text:style-name="T24">addClass</text:span></text:span><text:span text:style-name="Source_20_Text"><text:span text:style-name="T42">(</text:span></text:span><text:span text:style-name="Source_20_Text"><text:span text:style-name="T48">"campo-desativado"</text:span></text:span><text:span text:style-name="Source_20_Text"><text:span text:style-name="T42">);</text:span></text:span></text:p>
      <text:p text:style-name="P23"><text:span text:style-name="Source_20_Text"><text:span text:style-name="T50"/></text:span></text:p>
      <text:p text:style-name="P23"><text:span text:style-name="Source_20_Text"><text:span text:style-name="T38"><text:s text:c="8"/></text:span></text:span><text:span text:style-name="Source_20_Text"><text:span text:style-name="T39">}</text:span></text:span></text:p>
      <text:p text:style-name="P23"><text:span text:style-name="Source_20_Text"><text:span text:style-name="T37"><text:s text:c="4"/></text:span></text:span><text:span text:style-name="Source_20_Text"><text:span text:style-name="T39">},</text:span></text:span><text:span text:style-name="Source_20_Text"><text:span text:style-name="T23"> </text:span></text:span><text:span text:style-name="Source_20_Text"><text:span text:style-name="T49">1000</text:span></text:span><text:span text:style-name="Source_20_Text"><text:span text:style-name="T39">);</text:span></text:span></text:p>
      <text:p text:style-name="P8"><text:span text:style-name="Source_20_Text"><text:span text:style-name="T55"/></text:span></text:p>
      <text:p text:style-name="P6"><text:span text:style-name="Source_20_Text"><text:span text:style-name="T51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60">function </text:span></text:span><text:span text:style-name="Source_20_Text"><text:span text:style-name="T59">utf8_decode_array(</text:span></text:span><text:span text:style-name="Source_20_Text"><text:span text:style-name="T62">$array</text:span></text:span><text:span text:style-name="Source_20_Text"><text:span text:style-name="T59">){</text:span></text:span></text:p>
      <text:p text:style-name="P28"><text:span text:style-name="T56"><text:s text:c="4"/></text:span><text:span text:style-name="T63">$array</text:span><text:span text:style-name="T57">[</text:span><text:span text:style-name="T64">'data'</text:span><text:span text:style-name="T57">] = <text:s/></text:span><text:span text:style-name="T58">array_map</text:span><text:span text:style-name="T57">(</text:span><text:span text:style-name="T61">function</text:span><text:span text:style-name="T57">(</text:span><text:span text:style-name="T63">$dados</text:span><text:span text:style-name="T57">){</text:span></text:p>
      <text:p text:style-name="P28"><text:span text:style-name="T56"><text:s text:c="8"/></text:span><text:span text:style-name="T61">return </text:span><text:span text:style-name="T58">array_map</text:span><text:span text:style-name="T57">( </text:span><text:span text:style-name="T64">'utf8_decode'</text:span><text:span text:style-name="T57">, </text:span><text:span text:style-name="T63">$dados</text:span><text:span text:style-name="T57">);</text:span></text:p>
      <text:p text:style-name="P28"><text:span text:style-name="T56"><text:s text:c="4"/></text:span><text:span text:style-name="T57">}, </text:span><text:span text:style-name="T63">$array</text:span><text:span text:style-name="T57">[</text:span><text:span text:style-name="T64">'data'</text:span><text:span text:style-name="T57">]);</text:span></text:p>
      <text:p text:style-name="P28"><text:span text:style-name="T56"><text:s text:c="4"/></text:span><text:span text:style-name="T61">return </text:span><text:span text:style-name="T63">$array</text:span><text:span text:style-name="T57">;</text:span></text:p>
      <text:p text:style-name="P27">}</text:p>
      <text:p text:style-name="P7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DejaVu Sans Mono" svg:font-family="'DejaVu Sans Mono'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45:35.968962163</meta:creation-date>
    <meta:generator>LibreOffice/5.1.6.2$Linux_X86_64 LibreOffice_project/10m0$Build-2</meta:generator>
    <dc:date>2018-02-20T15:50:22.176413760</dc:date>
    <meta:editing-duration>PT2H56M54S</meta:editing-duration>
    <meta:editing-cycles>17</meta:editing-cycles>
    <meta:document-statistic meta:table-count="0" meta:image-count="0" meta:object-count="0" meta:page-count="2" meta:paragraph-count="51" meta:word-count="285" meta:character-count="2013" meta:non-whitespace-character-count="1689"/>
  </office:meta>
</office:document-meta>
</file>